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6.2988in" svg:height="3.5429in" svg:x="8.2819in" svg:y="7.9138in">
            <draw:object draw:notify-on-update-of-ranges="Sheet1.B27:Sheet1.B32 Sheet1.C27:Sheet1.C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57in" svg:height="3.5449in" svg:x="1.028in" svg:y="7.9055in">
            <draw:object draw:notify-on-update-of-ranges="Sheet1.B36:Sheet1.B42 Sheet1.C35:Sheet1.C35 Sheet1.C36:Sheet1.C42 Sheet1.D35:Sheet1.D35 Sheet1.D36:Sheet1.D42 Sheet1.E35:Sheet1.E35 Sheet1.E36:Sheet1.E42 Sheet1.F35:Sheet1.F35 Sheet1.F36:Sheet1.F42 Sheet1.G35:Sheet1.G35 Sheet1.G36:Sheet1.G42 Sheet1.H35:Sheet1.H35 Sheet1.H36:Sheet1.H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3">
          <table:table-cell table:number-columns-repeated="9"/>
        </table:table-row>
        <table:table-row table:style-name="ro3">
          <table:table-cell/>
          <table:table-cell table:style-name="ce1" office:value-type="string" calcext:value-type="string">
            <text:p>AN1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AN2</text:p>
          </table:table-cell>
          <table:table-cell table:style-name="ce1" office:value-type="string" calcext:value-type="string">
            <text:p>Studio di Fattibilità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AN3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AN4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ject Manager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AN5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ject Manager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3"/>
          <table:table-cell table:style-name="ce5" office:value-type="string" calcext:value-type="string">
            <text:p>Produzione</text:p>
          </table:table-cell>
          <table:table-cell table:style-name="ce5" table:formula="of:=SUM([.E3];[.E6];[.E9];[.E12];[.E13];[.E16];[.E17];[.E18])" office:value-type="float" office:value="118" calcext:value-type="float">
            <text:p>118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5" office:value-type="string" calcext:value-type="string">
            <text:p>Verifica</text:p>
          </table:table-cell>
          <table:table-cell table:style-name="ce5" table:formula="of:=SUM([.E4];[.E7];[.E10];[.E14];[.E19])" office:value-type="float" office:value="43" calcext:value-type="float">
            <text:p>4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5" office:value-type="string" calcext:value-type="string">
            <text:p>Totale</text:p>
          </table:table-cell>
          <table:table-cell table:style-name="ce5" table:formula="of:=SUM([.E21:.E22])" office:value-type="float" office:value="161" calcext:value-type="float">
            <text:p>161</text:p>
          </table:table-cell>
          <table:table-cell table:number-columns-repeated="4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Project Manager</text:p>
          </table:table-cell>
          <table:table-cell table:formula="of:=SUM([.E16];[.E12])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27]*[.D27]" office:value-type="float" office:value="360" calcext:value-type="float">
            <text:p>360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Amministratore</text:p>
          </table:table-cell>
          <table:table-cell table:formula="of:=SUM([.E3];[.E13];[.E17])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C28]*[.D28]" office:value-type="float" office:value="800" calcext:value-type="float">
            <text:p>800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Analista</text:p>
          </table:table-cell>
          <table:table-cell table:formula="of:=SUM([.E6];[.E9];[.E18])"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table:formula="of:=[.C29]*[.D29]" office:value-type="float" office:value="1650" calcext:value-type="float">
            <text:p>1650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0]*[.D30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1]*[.D31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Verificatore</text:p>
          </table:table-cell>
          <table:table-cell table:formula="of:=[.E22]"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formula="of:=[.C32]*[.D32]" office:value-type="float" office:value="645" calcext:value-type="float">
            <text:p>645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7:.C32])" office:value-type="float" office:value="161" calcext:value-type="float">
            <text:p>161</text:p>
          </table:table-cell>
          <table:table-cell table:style-name="ce3"/>
          <table:table-cell table:style-name="ce3" table:formula="of:=SUM([.E27:.E32])" office:value-type="float" office:value="3455" calcext:value-type="float">
            <text:p>3455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table:style-name="ce4" office:value-type="string" calcext:value-type="string">
            <text:p>PM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6" office:value-type="string" calcext:value-type="string">
            <text:p>Totale</text:p>
          </table:table-cell>
        </table:table-row>
        <table:table-row table:style-name="ro3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table:formula="of:=SUM([.C36:.H36])" office:value-type="float" office:value="23" calcext:value-type="float">
            <text:p>23</text:p>
          </table:table-cell>
        </table:table-row>
        <table:table-row table:style-name="ro3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table:formula="of:=SUM([.C37:.H37])" office:value-type="float" office:value="23" calcext:value-type="float">
            <text:p>23</text:p>
          </table:table-cell>
        </table:table-row>
        <table:table-row table:style-name="ro3"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table:formula="of:=SUM([.C38:.H38])" office:value-type="float" office:value="23" calcext:value-type="float">
            <text:p>23</text:p>
          </table:table-cell>
        </table:table-row>
        <table:table-row table:style-name="ro3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table:formula="of:=SUM([.C39:.H39])" office:value-type="float" office:value="23" calcext:value-type="float">
            <text:p>23</text:p>
          </table:table-cell>
        </table:table-row>
        <table:table-row table:style-name="ro3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table:formula="of:=SUM([.C40:.H40])" office:value-type="float" office:value="23" calcext:value-type="float">
            <text:p>23</text:p>
          </table:table-cell>
        </table:table-row>
        <table:table-row table:style-name="ro3"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table:formula="of:=SUM([.C41:.H41])" office:value-type="float" office:value="23" calcext:value-type="float">
            <text:p>23</text:p>
          </table:table-cell>
        </table:table-row>
        <table:table-row table:style-name="ro3"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7" table:formula="of:=SUM([.C42:.H42])" office:value-type="float" office:value="23" calcext:value-type="float">
            <text:p>23</text:p>
          </table:table-cell>
        </table:table-row>
        <table:table-row table:style-name="ro3">
          <table:table-cell table:number-columns-repeated="2"/>
          <table:table-cell table:style-name="ce3" table:formula="of:=SUM([.C36:.C42])" office:value-type="float" office:value="12" calcext:value-type="float">
            <text:p>12</text:p>
          </table:table-cell>
          <table:table-cell table:style-name="ce3" table:formula="of:=SUM([.D36:.D42])" office:value-type="float" office:value="40" calcext:value-type="float">
            <text:p>40</text:p>
          </table:table-cell>
          <table:table-cell table:style-name="ce3" table:formula="of:=SUM([.E36:.E42])" office:value-type="float" office:value="66" calcext:value-type="float">
            <text:p>66</text:p>
          </table:table-cell>
          <table:table-cell table:style-name="ce3" table:formula="of:=SUM([.F36:.F42])" office:value-type="float" office:value="0" calcext:value-type="float">
            <text:p>0</text:p>
          </table:table-cell>
          <table:table-cell table:style-name="ce3" table:formula="of:=SUM([.G36:.G42])" office:value-type="float" office:value="0" calcext:value-type="float">
            <text:p>0</text:p>
          </table:table-cell>
          <table:table-cell table:style-name="ce3" table:formula="of:=SUM([.H36:.H42])" office:value-type="float" office:value="43" calcext:value-type="float">
            <text:p>4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0/00/0000</text:date>, <text:time style:data-style-name="N2" text:time-value="17:18:01.010850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6M36S</meta:editing-duration>
    <meta:editing-cycles>17</meta:editing-cycles>
    <meta:generator>LibreOffice/4.2.8.2$Linux_X86_64 LibreOffice_project/420m0$Build-2</meta:generator>
    <dc:date>2016-01-02T17:39:24.274776838</dc:date>
    <meta:document-statistic meta:table-count="3" meta:cell-count="14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08cm" svg:y="2.958cm" style:legend-expansion="high" chart:style-name="ch2"/>
        <chart:plot-area chart:style-name="ch3" table:cell-range-address="Sheet1.B35:Sheet1.H42" chart:data-source-has-labels="both" svg:x="0.319cm" svg:y="0.18cm" svg:width="14.07cm" svg:height="8.645cm">
          <chartooo:coordinate-region svg:x="3.136cm" svg:y="0.18cm" svg:width="11.066cm" svg:height="7.998cm"/>
          <chart:axis chart:dimension="x" chart:name="primary-x" chart:style-name="ch4" chartooo:axis-type="auto">
            <chartooo:date-scale/>
            <chart:categories table:cell-range-address="Sheet1.B36:Sheet1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6:Sheet1.C42" chart:label-cell-address="Sheet1.C35:Sheet1.C35" chart:class="chart:bar">
            <chart:data-point chart:repeated="7"/>
          </chart:series>
          <chart:series chart:style-name="ch8" chart:values-cell-range-address="Sheet1.D36:Sheet1.D42" chart:label-cell-address="Sheet1.D35:Sheet1.D35" chart:class="chart:bar">
            <chart:data-point chart:repeated="7"/>
          </chart:series>
          <chart:series chart:style-name="ch9" chart:values-cell-range-address="Sheet1.E36:Sheet1.E42" chart:label-cell-address="Sheet1.E35:Sheet1.E35" chart:class="chart:bar">
            <chart:data-point chart:repeated="7"/>
          </chart:series>
          <chart:series chart:style-name="ch10" chart:values-cell-range-address="Sheet1.F36:Sheet1.F42" chart:label-cell-address="Sheet1.F35:Sheet1.F35" chart:class="chart:bar">
            <chart:data-point chart:repeated="7"/>
          </chart:series>
          <chart:series chart:style-name="ch11" chart:values-cell-range-address="Sheet1.G36:Sheet1.G42" chart:label-cell-address="Sheet1.G35:Sheet1.G35" chart:class="chart:bar">
            <chart:data-point chart:repeated="7"/>
          </chart:series>
          <chart:series chart:style-name="ch12" chart:values-cell-range-address="Sheet1.H36:Sheet1.H42" chart:label-cell-address="Sheet1.H35:Sheet1.H3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Sheet1.C35:Sheet1.C35</svg:desc>
                </draw:g>
              </table:table-cell>
              <table:table-cell office:value-type="string">
                <text:p>Am</text:p>
                <draw:g>
                  <svg:desc>Sheet1.D35:Sheet1.D35</svg:desc>
                </draw:g>
              </table:table-cell>
              <table:table-cell office:value-type="string">
                <text:p>An</text:p>
                <draw:g>
                  <svg:desc>Sheet1.E35:Sheet1.E35</svg:desc>
                </draw:g>
              </table:table-cell>
              <table:table-cell office:value-type="string">
                <text:p>Pg</text:p>
                <draw:g>
                  <svg:desc>Sheet1.F35:Sheet1.F35</svg:desc>
                </draw:g>
              </table:table-cell>
              <table:table-cell office:value-type="string">
                <text:p>Pr</text:p>
                <draw:g>
                  <svg:desc>Sheet1.G35:Sheet1.G35</svg:desc>
                </draw:g>
              </table:table-cell>
              <table:table-cell office:value-type="string">
                <text:p>Ve</text:p>
                <draw:g>
                  <svg:desc>Sheet1.H35:Sheet1.H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Sheet1.B36:Sheet1.B42</svg:desc>
                </draw:g>
              </table:table-cell>
              <table:table-cell office:value-type="float" office:value="6">
                <text:p>6</text:p>
                <draw:g>
                  <svg:desc>Sheet1.C36:Sheet1.C42</svg:desc>
                </draw:g>
              </table:table-cell>
              <table:table-cell office:value-type="float" office:value="2">
                <text:p>2</text:p>
                <draw:g>
                  <svg:desc>Sheet1.D36:Sheet1.D42</svg:desc>
                </draw:g>
              </table:table-cell>
              <table:table-cell office:value-type="float" office:value="8">
                <text:p>8</text:p>
                <draw:g>
                  <svg:desc>Sheet1.E36:Sheet1.E42</svg:desc>
                </draw:g>
              </table:table-cell>
              <table:table-cell office:value-type="float" office:value="NaN">
                <text:p>NaN</text:p>
                <draw:g>
                  <svg:desc>Sheet1.F36:Sheet1.F42</svg:desc>
                </draw:g>
              </table:table-cell>
              <table:table-cell office:value-type="float" office:value="NaN">
                <text:p>NaN</text:p>
                <draw:g>
                  <svg:desc>Sheet1.G36:Sheet1.G42</svg:desc>
                </draw:g>
              </table:table-cell>
              <table:table-cell office:value-type="float" office:value="7">
                <text:p>7</text:p>
                <draw:g>
                  <svg:desc>Sheet1.H36:Sheet1.H4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731cm" svg:y="2.956cm" style:legend-expansion="high" chart:style-name="ch2"/>
        <chart:plot-area chart:style-name="ch3" table:cell-range-address="Sheet1.B27:Sheet1.C32" chart:data-source-has-labels="column" svg:x="0.32cm" svg:y="0.18cm" svg:width="12.091cm" svg:height="8.64cm">
          <chartooo:coordinate-region svg:x="2.046cm" svg:y="0.181cm" svg:width="8.639cm" svg:height="8.639cm"/>
          <chart:axis chart:dimension="x" chart:name="primary-x" chart:style-name="ch4" chartooo:axis-type="auto">
            <chartooo:date-scale/>
            <chart:categories table:cell-range-address="Sheet1.B27:Sheet1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7:Sheet1.C3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Sheet1.B27:Sheet1.B32</svg:desc>
                </draw:g>
              </table:table-cell>
              <table:table-cell office:value-type="float" office:value="12">
                <text:p>12</text:p>
                <draw:g>
                  <svg:desc>Sheet1.C27:Sheet1.C3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